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15d16" officeooo:paragraph-rsid="00be2fef"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15d16" officeooo:paragraph-rsid="00bf6f9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15d16" officeooo:paragraph-rsid="00c12d5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fo:font-weight="normal" officeooo:rsid="00bcffcd" officeooo:paragraph-rsid="00be2fef"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fo:font-weight="normal" officeooo:rsid="00be2fef" officeooo:paragraph-rsid="00be2fef"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fo:font-weight="normal" officeooo:rsid="00bf6f98" officeooo:paragraph-rsid="00bf6f98" style:font-size-asian="10.5pt" style:font-weight-asian="normal" style:font-size-complex="12pt" style:font-weight-complex="normal"/>
    </style:style>
    <style:style style:name="P139" style:family="paragraph" style:parent-style-name="Standard">
      <style:text-properties style:font-name="Liberation Serif" fo:font-size="12pt" fo:font-weight="normal" officeooo:rsid="00bf762c" officeooo:paragraph-rsid="00bf762c" style:font-size-asian="10.5pt" style:font-weight-asian="normal" style:font-size-complex="12pt" style:font-weight-complex="normal"/>
    </style:style>
    <style:style style:name="P140" style:family="paragraph" style:parent-style-name="Standard">
      <style:text-properties style:font-name="Liberation Serif" fo:font-size="12pt" fo:font-weight="normal" officeooo:rsid="00bf762c" officeooo:paragraph-rsid="00c12d5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fo:font-weight="normal" officeooo:rsid="00c12d52" officeooo:paragraph-rsid="00c12d52" style:font-size-asian="10.5pt" style:font-weight-asian="normal" style:font-size-complex="12pt" style:font-weight-complex="normal"/>
    </style:style>
    <style:style style:name="P142"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43" style:family="paragraph" style:parent-style-name="Standard">
      <style:text-properties style:font-name="Liberation Serif" fo:font-size="12pt" fo:font-weight="normal" officeooo:rsid="00bba596" officeooo:paragraph-rsid="00bf6f98"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45"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46"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47"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48"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49"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50"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51"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52"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53"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54"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55"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56"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157"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158" style:family="paragraph" style:parent-style-name="Standard">
      <style:paragraph-properties fo:text-align="start" style:justify-single-word="false"/>
      <style:text-properties officeooo:paragraph-rsid="00b1a8f7"/>
    </style:style>
    <style:style style:name="P159" style:family="paragraph" style:parent-style-name="Standard">
      <style:paragraph-properties fo:text-align="start" style:justify-single-word="false"/>
      <style:text-properties officeooo:rsid="00b1eba9" officeooo:paragraph-rsid="00b1eba9"/>
    </style:style>
    <style:style style:name="P160" style:family="paragraph" style:parent-style-name="Standard">
      <style:text-properties officeooo:rsid="00b9febd" officeooo:paragraph-rsid="00b9febd"/>
    </style:style>
    <style:style style:name="P161" style:family="paragraph" style:parent-style-name="Standard">
      <style:text-properties fo:font-weight="bold" officeooo:rsid="00bcffcd" officeooo:paragraph-rsid="00bcffcd" style:font-weight-asian="bold" style:font-weight-complex="bold"/>
    </style:style>
    <style:style style:name="P162" style:family="paragraph" style:parent-style-name="Standard">
      <style:text-properties fo:font-weight="bold" officeooo:rsid="00bcffcd" officeooo:paragraph-rsid="00bf762c" style:font-weight-asian="bold" style:font-weight-complex="bold"/>
    </style:style>
    <style:style style:name="P163" style:family="paragraph" style:parent-style-name="Standard">
      <style:text-properties fo:font-weight="bold" officeooo:rsid="00bcffcd" officeooo:paragraph-rsid="00c12d52" style:font-weight-asian="bold" style:font-weight-complex="bold"/>
    </style:style>
    <style:style style:name="P164" style:family="paragraph" style:parent-style-name="Standard">
      <style:text-properties fo:font-weight="bold" officeooo:rsid="00bba596" officeooo:paragraph-rsid="00bba596" style:font-weight-asian="bold" style:font-weight-complex="bold"/>
    </style:style>
    <style:style style:name="P165" style:family="paragraph" style:parent-style-name="Standard">
      <style:text-properties fo:font-weight="normal" officeooo:rsid="00bba596" officeooo:paragraph-rsid="00bba596" style:font-weight-asian="normal" style:font-weight-complex="normal"/>
    </style:style>
    <style:style style:name="P166" style:family="paragraph" style:parent-style-name="Standard">
      <style:text-properties officeooo:rsid="00bcffcd" officeooo:paragraph-rsid="00bcffcd"/>
    </style:style>
    <style:style style:name="P167" style:family="paragraph" style:parent-style-name="Standard">
      <style:text-properties officeooo:rsid="00bcffcd" officeooo:paragraph-rsid="00bf762c"/>
    </style:style>
    <style:style style:name="P168" style:family="paragraph" style:parent-style-name="Standard">
      <style:text-properties officeooo:rsid="00bcffcd" officeooo:paragraph-rsid="00c12d52"/>
    </style:style>
    <style:style style:name="P169"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70"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71"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72"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73"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74"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75"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76"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77"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78"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79"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80"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81"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82"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83"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84"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85"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86"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87"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88"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89"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90"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91"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92"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93"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94"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95"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96"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97"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98"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99"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00"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01"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202"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203"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204"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205"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206"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207"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08"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09"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10"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11"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212"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13"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14"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15"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216"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fo:font-weight="normal" officeooo:rsid="00b15d16" officeooo:paragraph-rsid="00c167ed"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font-name="Liberation Serif" fo:font-size="12pt" fo:font-weight="normal" officeooo:rsid="00b15d16" officeooo:paragraph-rsid="00c2552a" style:font-size-asian="10.5pt" style:font-weight-asian="normal" style:font-size-complex="12pt" style:font-weight-complex="normal"/>
    </style:style>
    <style:style style:name="P219" style:family="paragraph" style:parent-style-name="Standard">
      <style:text-properties style:font-name="Liberation Serif" fo:font-size="12pt" fo:font-weight="normal" officeooo:rsid="00bf762c" officeooo:paragraph-rsid="00c12d52"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style:font-name="Liberation Serif" fo:font-size="12pt" fo:font-weight="normal" officeooo:rsid="00c12d52" officeooo:paragraph-rsid="00c167ed"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style:font-name="Liberation Serif" fo:font-size="12pt" fo:font-weight="normal" officeooo:rsid="00c167ed" officeooo:paragraph-rsid="00c167ed"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style:font-name="Liberation Serif" fo:font-size="12pt" fo:font-weight="normal" officeooo:rsid="00c167ed" officeooo:paragraph-rsid="00c2552a" style:font-size-asian="10.5pt" style:font-weight-asian="normal" style:font-size-complex="12pt" style:font-weight-complex="normal"/>
    </style:style>
    <style:style style:name="P223" style:family="paragraph" style:parent-style-name="Standard">
      <style:text-properties style:font-name="Liberation Serif" fo:font-size="12pt" fo:font-weight="normal" officeooo:rsid="00bba596" officeooo:paragraph-rsid="00bf762c" style:font-size-asian="12pt" style:font-weight-asian="normal" style:font-size-complex="12pt" style:font-weight-complex="normal"/>
    </style:style>
    <style:style style:name="P224" style:family="paragraph" style:parent-style-name="Standard">
      <style:text-properties style:font-name="Liberation Serif" fo:font-size="12pt" fo:font-weight="bold" officeooo:rsid="00bba596" officeooo:paragraph-rsid="00bf762c" style:font-size-asian="12pt" style:font-weight-asian="bold" style:font-size-complex="12pt" style:font-weight-complex="bold"/>
    </style:style>
    <style:style style:name="P225" style:family="paragraph" style:parent-style-name="Standard">
      <style:text-properties style:font-name="Liberation Serif" fo:font-size="12pt" fo:font-weight="bold" officeooo:rsid="00bba596" officeooo:paragraph-rsid="00c2552a" style:font-size-asian="12pt" style:font-weight-asian="bold" style:font-size-complex="12pt" style:font-weight-complex="bold"/>
    </style:style>
    <style:style style:name="P226" style:family="paragraph" style:parent-style-name="Standard" style:list-style-name="L4">
      <style:paragraph-properties fo:text-align="start" style:justify-single-word="false"/>
      <style:text-properties officeooo:paragraph-rsid="007d2eb2"/>
    </style:style>
    <style:style style:name="P227" style:family="paragraph" style:parent-style-name="Standard" style:list-style-name="L8">
      <style:paragraph-properties fo:text-align="start" style:justify-single-word="false"/>
      <style:text-properties officeooo:paragraph-rsid="008199ff"/>
    </style:style>
    <style:style style:name="P228"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b98238" style:font-size-asian="12pt" style:font-weight-asian="normal" style:font-size-complex="12pt" style:font-weight-complex="normal"/>
    </style:style>
    <style:style style:name="T18" style:family="text">
      <style:text-properties style:font-name="Liberation Serif" officeooo:rsid="0007c9cd"/>
    </style:style>
    <style:style style:name="T19" style:family="text">
      <style:text-properties style:font-name="Liberation Serif" officeooo:rsid="007d2eb2"/>
    </style:style>
    <style:style style:name="T20" style:family="text">
      <style:text-properties style:font-name="Liberation Serif" officeooo:rsid="007e7a8e"/>
    </style:style>
    <style:style style:name="T21" style:family="text">
      <style:text-properties style:font-name="Liberation Serif" officeooo:rsid="00806349"/>
    </style:style>
    <style:style style:name="T22" style:family="text">
      <style:text-properties style:font-name="Liberation Serif" officeooo:rsid="00809156"/>
    </style:style>
    <style:style style:name="T23" style:family="text">
      <style:text-properties style:font-name="Liberation Serif" officeooo:rsid="008199ff"/>
    </style:style>
    <style:style style:name="T24" style:family="text">
      <style:text-properties style:font-name="Liberation Serif" officeooo:rsid="0086e122"/>
    </style:style>
    <style:style style:name="T25" style:family="text">
      <style:text-properties style:font-name="Liberation Serif" officeooo:rsid="008a918c"/>
    </style:style>
    <style:style style:name="T26" style:family="text">
      <style:text-properties style:font-name="Liberation Serif" officeooo:rsid="009d2add"/>
    </style:style>
    <style:style style:name="T27" style:family="text">
      <style:text-properties officeooo:rsid="00806349"/>
    </style:style>
    <style:style style:name="T28" style:family="text">
      <style:text-properties officeooo:rsid="008199ff"/>
    </style:style>
    <style:style style:name="T29" style:family="text">
      <style:text-properties officeooo:rsid="007de9fd"/>
    </style:style>
    <style:style style:name="T30" style:family="text">
      <style:text-properties officeooo:rsid="0086e122"/>
    </style:style>
    <style:style style:name="T31" style:family="text">
      <style:text-properties officeooo:rsid="00893d83"/>
    </style:style>
    <style:style style:name="T32" style:family="text">
      <style:text-properties officeooo:rsid="008a918c"/>
    </style:style>
    <style:style style:name="T33" style:family="text">
      <style:text-properties officeooo:rsid="008b74ce"/>
    </style:style>
    <style:style style:name="T34" style:family="text">
      <style:text-properties officeooo:rsid="008c507a"/>
    </style:style>
    <style:style style:name="T35" style:family="text">
      <style:text-properties officeooo:rsid="0095a702"/>
    </style:style>
    <style:style style:name="T36" style:family="text">
      <style:text-properties officeooo:rsid="00972f87"/>
    </style:style>
    <style:style style:name="T37" style:family="text">
      <style:text-properties officeooo:rsid="009a4234"/>
    </style:style>
    <style:style style:name="T38" style:family="text">
      <style:text-properties officeooo:rsid="009c09ad"/>
    </style:style>
    <style:style style:name="T39" style:family="text">
      <style:text-properties officeooo:rsid="009d2add"/>
    </style:style>
    <style:style style:name="T40" style:family="text">
      <style:text-properties officeooo:rsid="009d4811"/>
    </style:style>
    <style:style style:name="T41" style:family="text">
      <style:text-properties officeooo:rsid="009de6c6"/>
    </style:style>
    <style:style style:name="T42" style:family="text">
      <style:text-properties officeooo:rsid="00a13cd5"/>
    </style:style>
    <style:style style:name="T43" style:family="text">
      <style:text-properties officeooo:rsid="00a2cde2"/>
    </style:style>
    <style:style style:name="T44" style:family="text">
      <style:text-properties officeooo:rsid="00a352b3"/>
    </style:style>
    <style:style style:name="T45" style:family="text">
      <style:text-properties officeooo:rsid="00a58ff3"/>
    </style:style>
    <style:style style:name="T46" style:family="text">
      <style:text-properties fo:font-weight="normal" style:font-weight-asian="normal" style:font-weight-complex="normal"/>
    </style:style>
    <style:style style:name="T47" style:family="text">
      <style:text-properties fo:font-weight="normal" officeooo:rsid="00b98238" style:font-size-asian="10.5pt" style:font-weight-asian="normal" style:font-size-complex="12pt" style:font-weight-complex="normal"/>
    </style:style>
    <style:style style:name="T48" style:family="text">
      <style:text-properties fo:font-weight="normal" officeooo:rsid="00b9febd" style:font-size-asian="10.5pt" style:font-weight-asian="normal" style:font-size-complex="12pt" style:font-weight-complex="normal"/>
    </style:style>
    <style:style style:name="T49" style:family="text">
      <style:text-properties officeooo:rsid="00a68cee"/>
    </style:style>
    <style:style style:name="T50" style:family="text">
      <style:text-properties officeooo:rsid="00a7fba4"/>
    </style:style>
    <style:style style:name="T51" style:family="text">
      <style:text-properties officeooo:rsid="00aa1105"/>
    </style:style>
    <style:style style:name="T52" style:family="text">
      <style:text-properties officeooo:rsid="00aaf4be"/>
    </style:style>
    <style:style style:name="T53" style:family="text">
      <style:text-properties officeooo:rsid="00ad837a"/>
    </style:style>
    <style:style style:name="T54" style:family="text">
      <style:text-properties officeooo:rsid="00ae7eda"/>
    </style:style>
    <style:style style:name="T55" style:family="text">
      <style:text-properties officeooo:rsid="00b05424"/>
    </style:style>
    <style:style style:name="T56" style:family="text">
      <style:text-properties officeooo:rsid="00b15d16"/>
    </style:style>
    <style:style style:name="T57" style:family="text">
      <style:text-properties officeooo:rsid="00b1a8f7"/>
    </style:style>
    <style:style style:name="T58" style:family="text">
      <style:text-properties officeooo:rsid="00b3be94"/>
    </style:style>
    <style:style style:name="T59" style:family="text">
      <style:text-properties officeooo:rsid="00b45fd7"/>
    </style:style>
    <style:style style:name="T60" style:family="text">
      <style:text-properties officeooo:rsid="00b61f84"/>
    </style:style>
    <style:style style:name="T61" style:family="text">
      <style:text-properties officeooo:rsid="00b98238"/>
    </style:style>
    <style:style style:name="T62" style:family="text">
      <style:text-properties style:font-name="Liberation Serif1" style:font-size-asian="12pt"/>
    </style:style>
    <style:style style:name="T63" style:family="text">
      <style:text-properties style:font-name="Liberation Serif1" officeooo:rsid="00b98238" style:font-size-asian="12pt"/>
    </style:style>
    <style:style style:name="T64" style:family="text">
      <style:text-properties officeooo:rsid="00bcffcd"/>
    </style:style>
    <style:style style:name="T65" style:family="text">
      <style:text-properties officeooo:rsid="00bd08f4"/>
    </style:style>
    <style:style style:name="T66" style:family="text">
      <style:text-properties officeooo:rsid="00be2fef"/>
    </style:style>
    <style:style style:name="T67" style:family="text">
      <style:text-properties fo:font-weight="bold" style:font-weight-asian="bold" style:font-weight-complex="bold"/>
    </style:style>
    <style:style style:name="T68" style:family="text">
      <style:text-properties fo:font-weight="bold" officeooo:rsid="00bf6f98" style:font-weight-asian="bold" style:font-weight-complex="bold"/>
    </style:style>
    <style:style style:name="T69" style:family="text">
      <style:text-properties officeooo:rsid="00bf762c"/>
    </style:style>
    <style:style style:name="T70" style:family="text">
      <style:text-properties style:text-position="0% 100%"/>
    </style:style>
    <style:style style:name="T71" style:family="text">
      <style:text-properties officeooo:rsid="00c12d52"/>
    </style:style>
    <style:style style:name="T72" style:family="text">
      <style:text-properties officeooo:rsid="00c167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3316646979967283696" text:style-name="L1">
        <text:list-item>
          <text:p text:style-name="P175">Document <text:a xlink:type="simple" xlink:href="https://paulinoposada.github.io/web_fred/web_fred_2425/documents/presentacio_modul.pdf">presentació</text:a></text:p>
        </text:list-item>
        <text:list-item>
          <text:p text:style-name="P176"><text:a xlink:type="simple" xlink:href="https://paulinoposada.github.io/web_fred/web_fred_2425/index_fred_2425.html"><text:span text:style-name="T2">Lloc web</text:span></text:a></text:p>
        </text:list-item>
        <text:list-item>
          <text:p text:style-name="P189">Treball autònom tasca 1</text:p>
        </text:list-item>
        <text:list-item>
          <text:p text:style-name="P177"><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5664933109020299849" text:style-name="L2">
        <text:list-item>
          <text:p text:style-name="P182"><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90">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3292336430949010323" text:style-name="L3">
        <text:list-item>
          <text:p text:style-name="P183"><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96">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4207088813274556783" text:style-name="L4">
        <text:list-item>
          <text:p text:style-name="P226"><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141952706628548" text:continue-list="list3316646979967283696" text:style-name="L1">
        <text:list-item>
          <text:p text:style-name="P178"><text:span text:style-name="T18">Continuat amb apunts, <text:s/></text:span><text:a xlink:type="simple" xlink:href="https://paulinoposada.github.io/web_fred/web_fred_2425/apunts/unitat_1/fred_apunts_ud_1_1_gs.pdf"><text:span text:style-name="T18">unitat 1.1</text:span></text:a><text:span text:style-name="T18">, arribat fins </text:span><text:span text:style-name="T19">1.4 Ejercicios. </text:span><text:span text:style-name="T20">Fet exercicis fins 1.4-6.</text:span></text:p>
        </text:list-item>
        <text:list-item>
          <text:p text:style-name="P191"><text:span text:style-name="T20">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6067293381188727831" text:style-name="L5">
        <text:list-item>
          <text:p text:style-name="P184"><text:span text:style-name="T18">Continuat amb apunts, <text:s/></text:span><text:a xlink:type="simple" xlink:href="https://paulinoposada.github.io/web_fred/web_fred_2425/apunts/unitat_1/fred_apunts_ud_1_1_gs.pdf"><text:span text:style-name="T18">unitat 1.1</text:span></text:a><text:span text:style-name="T18">, arribat </text:span><text:span text:style-name="T21">al final, 1.5.2 Soldadura fuerte</text:span></text:p>
        </text:list-item>
        <text:list-item>
          <text:p text:style-name="P192"><text:span text:style-name="T18">D</text:span><text:span text:style-name="T8">emostració soldadura tova</text:span></text:p>
        </text:list-item>
        <text:list-item>
          <text:p text:style-name="P198"><text:span text:style-name="T27">Reparto material per</text:span> <text:a xlink:type="simple" xlink:href="https://paulinoposada.github.io/web_fred/documents/practica_soldadura_blanda.pdf">pràctica soldadura tova</text:a></text:p>
        </text:list-item>
        <text:list-item>
          <text:p text:style-name="P199">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5864899643579738327" text:style-name="L6">
        <text:list-item>
          <text:p text:style-name="P200">Sortida amb Javier Catbajosa</text:p>
        </text:list-item>
      </text:list>
      <text:p text:style-name="P61"/>
      <text:p text:style-name="P61"/>
      <text:p text:style-name="P35"/>
      <text:p text:style-name="P169">Di<text:span text:style-name="T6">vendres<text:tab/>04</text:span>/<text:span text:style-name="T7">10</text:span>/2<text:span text:style-name="T3">4</text:span></text:p>
      <text:p text:style-name="P15"><text:s/></text:p>
      <text:list xml:id="list8637464880946607006" text:style-name="L7">
        <text:list-item>
          <text:p text:style-name="P185"><text:span text:style-name="T18">Co</text:span><text:span text:style-name="T22">mencem amb els</text:span><text:span text:style-name="T18"> apunts </text:span><text:span text:style-name="T22">de la </text:span><text:a xlink:type="simple" xlink:href="https://paulinoposada.github.io/web_fred/web_fred_2425/apunts/unitat_1/fred_apunts_ud_1_2_gs.pdf"><text:span text:style-name="T22">unitat 1.2</text:span></text:a><text:span text:style-name="T18">, arribat fins </text:span><text:span text:style-name="T22">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141952790272799" text:continue-list="list141952706628548" text:style-name="L1">
        <text:list-item>
          <text:p text:style-name="P179"><text:span text:style-name="T18">Continuat amb apunts, <text:s/></text:span><text:a xlink:type="simple" xlink:href="https://paulinoposada.github.io/web_fred/web_fred_2425/apunts/unitat_1/fred_apunts_ud_1_2_gs.pdf"><text:span text:style-name="T22">unitat 1.2</text:span></text:a><text:span text:style-name="T18">, arribat fins </text:span><text:span text:style-name="T19">1.</text:span><text:span text:style-name="T23">5</text:span><text:span text:style-name="T19"> Ejercicios </text:span><text:span text:style-name="T23">energía y potencia</text:span><text:span text:style-name="T19">. </text:span><text:span text:style-name="T20">Fet exercicis fins 1.</text:span><text:span text:style-name="T23">5</text:span><text:span text:style-name="T20">-</text:span><text:span text:style-name="T23">3</text:span><text:span text:style-name="T20">.</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3003033258070334165" text:style-name="L8">
        <text:list-item>
          <text:p text:style-name="P186"><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3">fet exercicis 1.5-4 a 6.</text:span></text:p>
        </text:list-item>
        <text:list-item>
          <text:p text:style-name="P201">Comentat apartats 1.6.1 Calor específico, 1.6.2 Cambio de estado, calor sensible y latente, començat amb 1.6.3 Transmisión del calor. </text:p>
        </text:list-item>
        <text:list-item>
          <text:p text:style-name="P227"><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8">10</text:span>/<text:span text:style-name="T7">10</text:span>/2<text:span text:style-name="T3">4</text:span></text:p>
      <text:p text:style-name="P16"><text:s/></text:p>
      <text:list xml:id="list8509711216506594616" text:style-name="L9">
        <text:list-item>
          <text:p text:style-name="P202">Continuem amb la<text:span text:style-name="T29"> </text:span><text:a xlink:type="simple" xlink:href="https://paulinoposada.github.io/web_fred/documents/practica_soldadura_blanda.pdf"><text:span text:style-name="T29">pràctica soldadura tova</text:span></text:a><text:span text:style-name="T29">.</text:span></text:p>
        </text:list-item>
      </text:list>
      <text:p text:style-name="P62"/>
      <text:p text:style-name="P36"/>
      <text:p text:style-name="P36">Di<text:span text:style-name="T6">vendres<text:tab/>11</text:span>/<text:span text:style-name="T7">10</text:span>/2<text:span text:style-name="T3">4</text:span></text:p>
      <text:p text:style-name="P16"><text:s/></text:p>
      <text:list xml:id="list6480598462482577795" text:style-name="L10">
        <text:list-item>
          <text:p text:style-name="P203"><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141952742866838" text:continue-list="list141952790272799" text:style-name="L1">
        <text:list-item>
          <text:p text:style-name="P180"><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4">terminat de comentar l'exemple </text:span><text:span text:style-name="T18">de tranmissió de calor a través d'una paret de la pàg. 19. </text:span></text:p>
        </text:list-item>
        <text:list-item>
          <text:p text:style-name="P193"><text:span text:style-name="T18">C</text:span><text:span text:style-name="T8">omentat apartat 1.6.5 Saturació, subrefredament i sobreescalfament</text:span></text:p>
        </text:list-item>
        <text:list-item>
          <text:p text:style-name="P207">Fet els exercicis 1.7.1 a 3.</text:p>
        </text:list-item>
      </text:list>
      <text:p text:style-name="P5"/>
      <text:p text:style-name="P5"/>
      <text:p text:style-name="P37">Di<text:span text:style-name="T4">mecres</text:span><text:tab/><text:span text:style-name="T30">16</text:span>/<text:span text:style-name="T7">10</text:span>/2<text:span text:style-name="T3">4</text:span></text:p>
      <text:p text:style-name="P17"><text:s/></text:p>
      <text:list xml:id="list7687042359329374731" text:style-name="L11">
        <text:list-item>
          <text:p text:style-name="P228"><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8">17</text:span>/<text:span text:style-name="T7">10</text:span>/2<text:span text:style-name="T3">4</text:span></text:p>
      <text:p text:style-name="P17"><text:s/></text:p>
      <text:list xml:id="list3096526878980005409" text:style-name="L12">
        <text:list-item>
          <text:p text:style-name="P208">Come<text:span text:style-name="T31">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791870863024511638" text:style-name="L13">
        <text:list-item>
          <text:p text:style-name="P204"><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2">22</text:span>/<text:span text:style-name="T7">10</text:span>/2<text:span text:style-name="T3">4</text:span></text:p>
      <text:p text:style-name="P18"/>
      <text:list xml:id="list141953582614975" text:continue-list="list141952742866838" text:style-name="L1">
        <text:list-item>
          <text:p text:style-name="P181"><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194"><text:span text:style-name="T18">C</text:span><text:span text:style-name="T8">omentat apartat 1.</text:span><text:span text:style-name="T25">8.1 Compresión de un gas a temperatura constante.</text:span></text:p>
        </text:list-item>
        <text:list-item>
          <text:p text:style-name="P194"><text:span text:style-name="T18">C</text:span><text:span text:style-name="T25">omentat apartat 1.8.2 Expansión de un gas a presión constante.</text:span></text:p>
        </text:list-item>
        <text:list-item>
          <text:p text:style-name="P194"><text:span text:style-name="T18">C</text:span><text:span text:style-name="T25">omentat apartat 1.8.3 Mezcla de gases.</text:span></text:p>
        </text:list-item>
        <text:list-item>
          <text:p text:style-name="P195"><text:span text:style-name="T25">C</text:span><text:span text:style-name="T8">omencem amb l'apartat 1.8.4 Diagrama entálpìco (de Mollier)</text:span></text:p>
        </text:list-item>
      </text:list>
      <text:p text:style-name="P6"/>
      <text:p text:style-name="P6"/>
      <text:p text:style-name="P38">Di<text:span text:style-name="T4">mecres</text:span><text:tab/><text:span text:style-name="T32">23</text:span>/<text:span text:style-name="T7">10</text:span>/2<text:span text:style-name="T3">4</text:span></text:p>
      <text:p text:style-name="P18"><text:s/></text:p>
      <text:list xml:id="list4825359495205954835" text:style-name="L14">
        <text:list-item>
          <text:p text:style-name="P209">Co<text:span text:style-name="T33">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2">24</text:span>/<text:span text:style-name="T7">10</text:span>/2<text:span text:style-name="T3">4</text:span></text:p>
      <text:p text:style-name="P18"><text:s/></text:p>
      <text:list xml:id="list1180634678065383382" text:style-name="L15">
        <text:list-item>
          <text:p text:style-name="P187"><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210"><text:span text:style-name="T2">C</text:span>omentat <text:span text:style-name="T34">exercici 1.7-5.</text:span></text:p>
        </text:list-item>
        <text:list-item>
          <text:p text:style-name="P211"><text:span text:style-name="T2">C</text:span>omentat apartat <text:span text:style-name="T34">1.8.4 Diagrama Mollier.</text:span></text:p>
        </text:list-item>
        <text:list-item>
          <text:p text:style-name="P212">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6054371865392461009" text:style-name="L16">
        <text:list-item>
          <text:p text:style-name="P188"><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
      <text:p text:style-name="P70"/>
      <text:list xml:id="list141952793791008" text:continue-numbering="true" text:style-name="L16">
        <text:list-header>
          <text:p text:style-name="P197"/>
        </text:list-header>
      </text:list>
      <text:p text:style-name="P39">Di<text:span text:style-name="T4">marts</text:span><text:tab/><text:span text:style-name="T32">29</text:span>/<text:span text:style-name="T7">10</text:span>/2<text:span text:style-name="T3">4</text:span></text:p>
      <text:p text:style-name="P19"/>
      <text:list xml:id="list141954413351063" text:continue-list="list141953582614975" text:style-name="L1">
        <text:list-item>
          <text:p text:style-name="P205"><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4">30</text:span>/<text:span text:style-name="T7">10</text:span>/2<text:span text:style-name="T3">4</text:span></text:p>
      <text:p text:style-name="P19"><text:s/></text:p>
      <text:list xml:id="list1534386459994040224" text:style-name="L17">
        <text:list-item>
          <text:p text:style-name="P215">Comentem exemple de càlcul de conservació de cabal.</text:p>
        </text:list-item>
        <text:list-item>
          <text:p text:style-name="P215">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4">31</text:span>/<text:span text:style-name="T7">10</text:span>/2<text:span text:style-name="T3">4</text:span></text:p>
      <text:p text:style-name="P19"><text:s/></text:p>
      <text:list xml:id="list3728165725450795326" text:style-name="L18">
        <text:list-item>
          <text:p text:style-name="P213">lliure centre</text:p>
        </text:list-item>
      </text:list>
      <text:p text:style-name="P39"/>
      <text:p text:style-name="P39">Di<text:span text:style-name="T6">vendres<text:tab/>01</text:span>/<text:span text:style-name="T7">11</text:span>/2<text:span text:style-name="T3">4</text:span></text:p>
      <text:p text:style-name="P19"><text:s/></text:p>
      <text:list xml:id="list2692841883980058332" text:style-name="L19">
        <text:list-item>
          <text:p text:style-name="P214"><text:span text:style-name="T2">T</text:span>ots Sants</text:p>
        </text:list-item>
      </text:list>
      <text:p text:style-name="P39"><text:soft-page-break/>Di<text:span text:style-name="T4">marts</text:span><text:tab/><text:span text:style-name="T34">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141952577027723" text:continue-list="list141954413351063" text:style-name="L1">
        <text:list-header>
          <text:p text:style-name="P206"/>
        </text:list-header>
      </text:list>
      <text:p text:style-name="P7"/>
      <text:p text:style-name="P7"/>
      <text:p text:style-name="P39">Di<text:span text:style-name="T4">mecres</text:span><text:tab/><text:span text:style-name="T34">06</text:span>/<text:span text:style-name="T7">11</text:span>/2<text:span text:style-name="T3">4</text:span></text:p>
      <text:p text:style-name="P19"><text:s/></text:p>
      <text:p text:style-name="P73"><text:span text:style-name="T33">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4">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5">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5">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5">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6">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70">Di<text:span text:style-name="T4">marts</text:span><text:tab/><text:span text:style-name="T35">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7">20</text:span>/<text:span text:style-name="T7">11</text:span>/2<text:span text:style-name="T3">4</text:span></text:p>
      <text:p text:style-name="P27">Comentat la fitxa tècnica del R600a.</text:p>
      <text:p text:style-name="P22"><text:span text:style-name="T38">Comentat les </text:span><text:a xlink:type="simple" xlink:href="https://paulinoposada.github.io/web_fred/web_fred_2425/documents/instrucciones_equipo_recuperacion.pdf"><text:span text:style-name="T38">instruccions abreujades de la recuperadora de refrigerant</text:span></text:a><text:span text:style-name="T38">.</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7">21</text:span>/<text:span text:style-name="T7">11</text:span>/2<text:span text:style-name="T3">4</text:span></text:p>
      <text:p text:style-name="P23"><text:s/><text:span text:style-name="T8">Co</text:span><text:span text:style-name="T26">mençat</text:span><text:span text:style-name="T8">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89">Comentat exemple 2.1.1.1-1</text:p>
      <text:p text:style-name="P171">Di<text:span text:style-name="T4">marts</text:span><text:tab/><text:span text:style-name="T39">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7">27</text:span>/<text:span text:style-name="T7">11</text:span>/2<text:span text:style-name="T3">4</text:span></text:p>
      <text:p text:style-name="P89">Examen</text:p>
      <text:p text:style-name="P59"/>
      <text:p text:style-name="P42">Di<text:span text:style-name="T6">jous<text:tab/></text:span><text:tab/><text:span text:style-name="T37">28</text:span>/<text:span text:style-name="T7">11</text:span>/2<text:span text:style-name="T3">4</text:span></text:p>
      <text:p text:style-name="P23"><text:span text:style-name="T40">Comentem la </text:span><text:a xlink:type="simple" xlink:href="https://paulinoposada.github.io/web_fred/web_fred_2425/examens/241127_omf_map33b_examen_sol.pdf"><text:span text:style-name="T40">solució de l'examen</text:span></text:a><text:span text:style-name="T40">.</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6">unitat 2.1</text:span></text:a><text:span text:style-name="T8">.</text:span></text:p>
      <text:p text:style-name="P23"><text:span text:style-name="T41">Comentem exemple 2.1.2.2-1</text:span> </text:p>
      <text:p text:style-name="P84"/>
      <text:p text:style-name="P80"/>
      <text:p text:style-name="P172">Di<text:span text:style-name="T4">marts</text:span><text:tab/><text:span text:style-name="T42">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2">04</text:span>/<text:span text:style-name="T7">12</text:span>/2<text:span text:style-name="T3">4</text:span></text:p>
      <text:p text:style-name="P90"/>
      <text:p text:style-name="P95"><text:span text:style-name="T43">Posem en marxa</text:span> <text:span text:style-name="T43">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2">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4">10</text:span>/<text:span text:style-name="T7">12</text:span>/2<text:span text:style-name="T3">4</text:span></text:p>
      <text:p text:style-name="P30"/>
      <text:p text:style-name="P96">Baixa</text:p>
      <text:p text:style-name="P12"/>
      <text:p text:style-name="P44">Di<text:span text:style-name="T4">mecres</text:span><text:tab/><text:span text:style-name="T44">11</text:span>/<text:span text:style-name="T7">12</text:span>/2<text:span text:style-name="T3">4</text:span></text:p>
      <text:p text:style-name="P91"/>
      <text:p text:style-name="P96">Baixa</text:p>
      <text:p text:style-name="P44"/>
      <text:p text:style-name="P44">Di<text:span text:style-name="T6">jous<text:tab/></text:span><text:tab/><text:span text:style-name="T44">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4">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4">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4">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5">del 18/12/24</text:span></text:a><text:span text:style-name="T45">. </text:span></text:p>
      <text:p text:style-name="P50"><text:span text:style-name="T46">Comentem </text:span><text:a xlink:type="simple" xlink:href="https://paulinoposada.github.io/web_fred/web_fred_2425/documents/ta/ta_08.pdf"><text:span text:style-name="T46">treball autonom 8</text:span></text:a><text:span text:style-name="T46">,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9">08</text:span>/<text:span text:style-name="T49">01</text:span>/2<text:span text:style-name="T49">5</text:span></text:p>
      <text:p text:style-name="P92"/>
      <text:p text:style-name="P100">Com<text:span text:style-name="T50">p</text:span>a<text:span text:style-name="T50">r</text:span>em resultats dels programes de simulació SOLKANE amb els resultats del exemple<text:span text:style-name="T50">s 2.1.1.1-1 i</text:span> <text:span text:style-name="T50">2.1.2.2-1.</text:span></text:p>
      <text:p text:style-name="P101">Comentem exemple 2.1.2.2-2.</text:p>
      <text:p text:style-name="P101"/>
      <text:p text:style-name="P102">Taller</text:p>
      <text:p text:style-name="P102">Grup 2 munta circuits referedadora. La resta carreguem de refrigerant un aire condicionat.</text:p>
      <text:p text:style-name="P144"/>
      <text:p text:style-name="P96"/>
      <text:p text:style-name="P46">Di<text:span text:style-name="T51">jous</text:span><text:tab/><text:span text:style-name="T49">09</text:span>/<text:span text:style-name="T49">01</text:span>/2<text:span text:style-name="T49">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2">vendres</text:span><text:tab/><text:span text:style-name="T52">10</text:span>/<text:span text:style-name="T49">01</text:span>/2<text:span text:style-name="T49">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45">Dimarts<text:tab/>14/01/25</text:p>
      <text:p text:style-name="P145"/>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46">Dim<text:span text:style-name="T53">ecres</text:span><text:tab/>1<text:span text:style-name="T53">5</text:span>/01/25</text:p>
      <text:p text:style-name="P146"/>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47"/>
      <text:p text:style-name="P173">Di<text:span text:style-name="T54">jous</text:span><text:tab/>1<text:span text:style-name="T54">6</text:span>/01/25</text:p>
      <text:p text:style-name="P147"/>
      <text:p text:style-name="P115">Baixat al taller <text:span text:style-name="T55">i</text:span> fet funcionar la refredadora, registrant les següents temperatures:</text:p>
      <text:p text:style-name="P115"/>
      <text:list xml:id="list7928375788990184065" text:style-name="L20">
        <text:list-item>
          <text:p text:style-name="P216">Impulsió condensador</text:p>
        </text:list-item>
        <text:list-item>
          <text:p text:style-name="P216">Retorn condensador</text:p>
        </text:list-item>
        <text:list-item>
          <text:p text:style-name="P216">Impusió evaporador</text:p>
        </text:list-item>
        <text:list-item>
          <text:p text:style-name="P216">Retorn evaporador</text:p>
        </text:list-item>
        <text:list-item>
          <text:p text:style-name="P216">Aigua galleda</text:p>
        </text:list-item>
      </text:list>
      <text:p text:style-name="P109"/>
      <text:p text:style-name="P109"><text:span text:style-name="T54">Primer hem deixat que la referdadora es poses a règim. A continuació hem reduït el cabal d'aigua de piscina al condensador. Finalment hem desconctat el ventilador del fan coil.</text:span> </text:p>
      <text:p text:style-name="P109"/>
      <text:p text:style-name="P148"/>
      <text:p text:style-name="P148">Di<text:span text:style-name="T55">vendres</text:span><text:tab/>1<text:span text:style-name="T55">7</text:span>/01/25</text:p>
      <text:p text:style-name="P148"/>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49">Di<text:span text:style-name="T56">marts</text:span><text:tab/><text:span text:style-name="T56">21</text:span>/01/25</text:p>
      <text:p text:style-name="P149"/>
      <text:p text:style-name="P111"><text:span text:style-name="T56">Terminem amb els apunts de la </text:span><text:a xlink:type="simple" xlink:href="https://paulinoposada.github.io/web_fred/web_fred_2425/apunts/unitat_2/fred_apunts_ud2_1_gs.pdf"><text:span text:style-name="T56">unitat 2.1</text:span></text:a><text:span text:style-name="T56">.</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50">Di<text:span text:style-name="T56">mecres</text:span><text:tab/><text:span text:style-name="T56">22</text:span>/01/25</text:p>
      <text:p text:style-name="P150"/>
      <text:p text:style-name="P118">Co<text:span text:style-name="T57">ntinuem</text:span> amb la <text:a xlink:type="simple" xlink:href="https://paulinoposada.github.io/web_fred/web_fred_2425/apunts/unitat_2/fred_apunts_ud2_2_gs.pdf">unitat 2.2</text:a>.</text:p>
      <text:p text:style-name="P118"/>
      <text:p text:style-name="P127">Comentem apartat 2.1.2 Efecte de la variació de temperatura del mpc en la temperatura de condensació.</text:p>
      <text:p text:style-name="P158"/>
      <text:p text:style-name="P158"><text:span text:style-name="T14">Comentem apartat 2.1.3 Aprofitam</text:span><text:span text:style-name="T15">e</text:span><text:span text:style-name="T14">nt de la capacitat d'un condensador.</text:span></text:p>
      <text:p text:style-name="P158"/>
      <text:p text:style-name="P159"><text:span text:style-name="T14">B</text:span><text:span text:style-name="T9">aixem al taller, grup 2 carrega un equip d'aire condicionat i recupera el refrigerant, grup 3 munta la refredadora. </text:span></text:p>
      <text:p text:style-name="P127"/>
      <text:p text:style-name="P119"/>
      <text:p text:style-name="P174"/>
      <text:p text:style-name="P151">Di<text:span text:style-name="T58">jous</text:span><text:tab/><text:tab/><text:span text:style-name="T56">23</text:span>/01/25</text:p>
      <text:p text:style-name="P151"/>
      <text:p text:style-name="P128">Mesurat cabals d'aigua en refredadora. Circuit condensador 0,67 kg/s (0,5kg/s), circuit evaporador 0,11 kg/s (0,136 kg/s).</text:p>
      <text:p text:style-name="P128"><text:s/></text:p>
      <text:p text:style-name="P119">Co<text:span text:style-name="T57">ntinuem</text:span> amb la <text:a xlink:type="simple" xlink:href="https://paulinoposada.github.io/web_fred/web_fred_2425/apunts/unitat_2/fred_apunts_ud2_2_gs.pdf">unitat 2.2</text:a>.</text:p>
      <text:p text:style-name="P128">Comentem càlcul de potència en condensador i evaporador amb cabal de massa i diferencia de temperatura entre entrada i sortida d'aigua.</text:p>
      <text:p text:style-name="P118"/>
      <text:p text:style-name="P118"/>
      <text:p text:style-name="P152">Di<text:span text:style-name="T59">vendres</text:span><text:tab/><text:tab/><text:span text:style-name="T56">24</text:span>/01/25</text:p>
      <text:p text:style-name="P152"/>
      <text:p text:style-name="P120">Co<text:span text:style-name="T57">ntinuem</text:span> amb la <text:a xlink:type="simple" xlink:href="https://paulinoposada.github.io/web_fred/web_fred_2425/apunts/unitat_2/fred_apunts_ud2_2_gs.pdf">unitat 2.2</text:a>.</text:p>
      <text:p text:style-name="P129">Comentem exemple 2.2.1-1.</text:p>
      <text:p text:style-name="P129"/>
      <text:p text:style-name="P129"/>
      <text:p text:style-name="P153">Di<text:span text:style-name="T60">marts</text:span><text:tab/><text:tab/><text:span text:style-name="T56">28</text:span>/01/25</text:p>
      <text:p text:style-name="P153"/>
      <text:p text:style-name="P121">Co<text:span text:style-name="T60">mentem dubtes relatius a l'examen de demà.</text:span></text:p>
      <text:p text:style-name="P130"/>
      <text:p text:style-name="P130"/>
      <text:p text:style-name="P154">Di<text:span text:style-name="T60">mecres</text:span><text:tab/><text:tab/><text:span text:style-name="T56">29</text:span>/01/25</text:p>
      <text:p text:style-name="P154"/>
      <text:p text:style-name="P133">Feim el primer examen de la segona avaluació.</text:p>
      <text:p text:style-name="P131"/>
      <text:p text:style-name="P131"/>
      <text:p text:style-name="P155">Di<text:span text:style-name="T61">jous</text:span><text:tab/><text:tab/><text:tab/><text:span text:style-name="T61">30</text:span>/01/25</text:p>
      <text:p text:style-name="P155"/>
      <text:p text:style-name="P122">Co<text:span text:style-name="T57">ntinuem</text:span> amb la <text:a xlink:type="simple" xlink:href="https://paulinoposada.github.io/web_fred/web_fred_2425/apunts/unitat_2/fred_apunts_ud2_2_gs.pdf">unitat 2.2</text:a>.</text:p>
      <text:p text:style-name="P132">Comentem exemple 2.2.<text:span text:style-name="T61">2</text:span>.1-1.</text:p>
      <text:p text:style-name="P134">Comentem apartat 2.2.2.2 <text:span text:style-name="T62">Condensadores multitubulares horizontales</text:span></text:p>
      <text:p text:style-name="P132"><text:span text:style-name="T62">Comentem exemple 2.2.</text:span><text:span text:style-name="T63">2</text:span><text:span text:style-name="T62">.</text:span><text:span text:style-name="T63">2</text:span><text:span text:style-name="T62">-1.</text:span></text:p>
      <text:p text:style-name="Standard"><text:span text:style-name="T47">Comentem apartat 2.2.2.</text:span><text:span text:style-name="T48">3</text:span><text:span text:style-name="T17"> Condensadores enfriados por agua de mar</text:span></text:p>
      <text:p text:style-name="P160"><text:span text:style-name="T17">C</text:span><text:span text:style-name="T16">omentem exercicis 2.3.1 a 4.</text:span></text:p>
      <text:p text:style-name="P160"/>
      <text:p text:style-name="P166"/>
      <text:p text:style-name="P161">Divendres<text:tab/><text:tab/>31/01/25</text:p>
      <text:p text:style-name="P166"/>
      <text:p text:style-name="P166">Comentem la solució de l'examen.</text:p>
      <text:p text:style-name="P123">Co<text:span text:style-name="T57">ntinuem</text:span> amb la <text:a xlink:type="simple" xlink:href="https://paulinoposada.github.io/web_fred/web_fred_2425/apunts/unitat_2/fred_apunts_ud2_2_gs.pdf">unitat 2.2</text:a>.</text:p>
      <text:p text:style-name="P135">Comentem apartats 3.1 fins a 3.2.2.1</text:p>
      <text:p text:style-name="P135"/>
      <text:p text:style-name="P135"/>
      <text:p text:style-name="P157">Dim<text:span text:style-name="T64">arts</text:span> <text:tab/><text:tab/>0<text:span text:style-name="T64">4</text:span>/02/25</text:p>
      <text:p text:style-name="P157"/>
      <text:p text:style-name="P123">Co<text:span text:style-name="T57">ntinuem</text:span> amb la <text:a xlink:type="simple" xlink:href="https://paulinoposada.github.io/web_fred/web_fred_2425/apunts/unitat_2/fred_apunts_ud2_2_gs.pdf">unitat 2.2</text:a>.</text:p>
      <text:p text:style-name="P135">Comentem apartats 3.2.2.2 y 3.2.2.3.</text:p>
      <text:p text:style-name="P135">Começem amb apartat 4 Dispositius d'expansió.</text:p>
      <text:p text:style-name="P135">Comentem apartat 4.1 Tubs capil·lars.</text:p>
      <text:p text:style-name="P135">Comentem apartat 4.2 Vàlvules d'expansió termostàtica i 4.2.1 Ajustament del sobreescalfament.</text:p>
      <text:p text:style-name="P135"/>
      <text:p text:style-name="P135"><text:soft-page-break/></text:p>
      <text:p text:style-name="P156">Dimecres <text:tab/><text:tab/>05/02/25</text:p>
      <text:p text:style-name="P164"/>
      <text:p text:style-name="P124">Co<text:span text:style-name="T57">ntinuem</text:span> amb la <text:a xlink:type="simple" xlink:href="https://paulinoposada.github.io/web_fred/web_fred_2425/apunts/unitat_2/fred_apunts_ud2_2_gs.pdf">unitat 2.2</text:a>.</text:p>
      <text:p text:style-name="P136">Comentem <text:span text:style-name="T66">exercicis 4.2.1-1 i 2.</text:span></text:p>
      <text:p text:style-name="P137">Comentem apartat 4.2.2 Montaje y posición del bulbo de la válvula termostática</text:p>
      <text:p text:style-name="P137">Comencem amb l'apartat 4.2.5 Selecció de la vàlvula termostàtica</text:p>
      <text:p text:style-name="P137"/>
      <text:p text:style-name="P136"/>
      <text:p text:style-name="P142">Grups 1 i 4 munten refredadora</text:p>
      <text:p text:style-name="P165">Grup 3 <text:span text:style-name="T65">i 2</text:span> <text:span text:style-name="T65">carreguen i descarreguen l'</text:span>aire condicionat.</text:p>
      <text:p text:style-name="P142"/>
      <text:p text:style-name="P142"/>
      <text:p text:style-name="P143"><text:span text:style-name="T67">Di</text:span><text:span text:style-name="T68">jous</text:span><text:span text:style-name="T67"> <text:tab/><text:tab/>0</text:span><text:span text:style-name="T68">6</text:span><text:span text:style-name="T67">/02/25</text:span></text:p>
      <text:p text:style-name="P143"/>
      <text:p text:style-name="P125">Co<text:span text:style-name="T57">ntinuem</text:span> amb la <text:a xlink:type="simple" xlink:href="https://paulinoposada.github.io/web_fred/web_fred_2425/apunts/unitat_2/fred_apunts_ud2_2_gs.pdf">unitat 2.2</text:a>.</text:p>
      <text:p text:style-name="P125"/>
      <text:p text:style-name="P138">Repassem el funcionament de la vàlvula termostàtica.</text:p>
      <text:p text:style-name="P138">Comentem el motiu d'utilització de las vàlvules MOP.</text:p>
      <text:p text:style-name="P138">Comentem com seleccionar una vàlvula termostàtica, exemple 4.2.5-1.</text:p>
      <text:p text:style-name="P143"/>
      <text:p text:style-name="P143"/>
      <text:p text:style-name="P162">Divendres<text:tab/><text:tab/><text:span text:style-name="T69">07</text:span>/0<text:span text:style-name="T69">2</text:span>/25</text:p>
      <text:p text:style-name="P167"/>
      <text:p text:style-name="P139">Baixem al taller, carreguem el simulador amb 2,4 kg d'R134<text:span text:style-name="T70">a</text:span>. Comprovem que no es veuen bombolles al visor.</text:p>
      <text:p text:style-name="P139"/>
      <text:p text:style-name="P139"/>
      <text:p text:style-name="P163">Di<text:span text:style-name="T71">marts</text:span><text:tab/><text:tab/><text:span text:style-name="T71">11</text:span>/0<text:span text:style-name="T69">2</text:span>/25</text:p>
      <text:p text:style-name="P168"/>
      <text:p text:style-name="P126">Co<text:span text:style-name="T57">ntinuem</text:span> amb la <text:a xlink:type="simple" xlink:href="https://paulinoposada.github.io/web_fred/web_fred_2425/apunts/unitat_2/fred_apunts_ud2_2_gs.pdf">unitat 2.2</text:a>.</text:p>
      <text:p text:style-name="P126"/>
      <text:p text:style-name="P141">Comentem els exercicis 5-1 a 14.</text:p>
      <text:p text:style-name="P140"/>
      <text:p text:style-name="P140"/>
      <text:p text:style-name="P223"/>
      <text:p text:style-name="P224"><text:span text:style-name="T72">Dimecres<text:tab/><text:tab/>12/02/25</text:span> </text:p>
      <text:p text:style-name="P224"/>
      <text:p text:style-name="P217">Co<text:span text:style-name="T57">ntinuem</text:span> amb la <text:a xlink:type="simple" xlink:href="https://paulinoposada.github.io/web_fred/web_fred_2425/apunts/unitat_2/fred_apunts_ud2_2_gs.pdf">unitat 2.2</text:a>.</text:p>
      <text:p text:style-name="P220">Comentem els exercicis 5-1<text:span text:style-name="T72">5</text:span> a <text:span text:style-name="T72">5-21.</text:span></text:p>
      <text:p text:style-name="P221"/>
      <text:p text:style-name="P221"/>
      <text:p text:style-name="P221"/>
      <text:p text:style-name="P225"><text:span text:style-name="T72">Dijous<text:tab/><text:tab/><text:tab/>13/02/25</text:span> </text:p>
      <text:p text:style-name="P225"/>
      <text:p text:style-name="P218">Co<text:span text:style-name="T57">ntinuem</text:span> amb la <text:a xlink:type="simple" xlink:href="https://paulinoposada.github.io/web_fred/web_fred_2425/apunts/unitat_2/fred_apunts_ud2_2_gs.pdf">unitat 2.2</text:a>.</text:p>
      <text:p text:style-name="P222">Comentem apartat 6 Components mecànics del circu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13T14:19:52.330670033</dc:date>
    <meta:editing-duration>PT2H4S</meta:editing-duration>
    <meta:editing-cycles>184</meta:editing-cycles>
    <meta:document-statistic meta:table-count="0" meta:image-count="0" meta:object-count="0" meta:page-count="11" meta:paragraph-count="263" meta:word-count="1484" meta:character-count="9952" meta:non-whitespace-character-count="8663"/>
  </office:meta>
</office:document-meta>
</file>